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07e3" officeooo:paragraph-rsid="001a07e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29efc4" officeooo:paragraph-rsid="0029efc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b6464" officeooo:paragraph-rsid="002b646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390c14" officeooo:paragraph-rsid="00390c14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58d2da" officeooo:paragraph-rsid="0058d2d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5f1f57" officeooo:paragraph-rsid="005f1f5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63cf1a" officeooo:paragraph-rsid="0063cf1a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6967ed" officeooo:paragraph-rsid="006967e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a07e3" officeooo:paragraph-rsid="001a07e3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a07e3" officeooo:paragraph-rsid="001a07e3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1b5fae" officeooo:paragraph-rsid="001b5fae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1f3598" officeooo:paragraph-rsid="001f3598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20b788" officeooo:paragraph-rsid="0020b788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22b444" officeooo:paragraph-rsid="0022b444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25fbf2" officeooo:paragraph-rsid="0025fbf2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26ec2b" officeooo:paragraph-rsid="0026ec2b" style:font-weight-asian="normal" style:font-weight-complex="normal"/>
    </style:style>
    <style:style style:name="P17" style:family="paragraph" style:parent-style-name="Standard" style:list-style-name="L2">
      <style:text-properties style:text-underline-style="none" fo:font-weight="normal" officeooo:rsid="002793d3" officeooo:paragraph-rsid="002793d3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93d3" officeooo:paragraph-rsid="002793d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b6464" officeooo:paragraph-rsid="002b6464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2b6464" officeooo:paragraph-rsid="002b6464" style:font-weight-asian="normal" style:font-weight-complex="normal"/>
    </style:style>
    <style:style style:name="P21" style:family="paragraph" style:parent-style-name="Standard" style:list-style-name="L4">
      <style:text-properties style:text-underline-style="none" fo:font-weight="normal" officeooo:rsid="002b9308" officeooo:paragraph-rsid="002b9308" style:font-weight-asian="normal" style:font-weight-complex="normal"/>
    </style:style>
    <style:style style:name="P22" style:family="paragraph" style:parent-style-name="Standard" style:list-style-name="L4">
      <style:text-properties style:text-underline-style="none" fo:font-weight="normal" officeooo:rsid="002ed324" officeooo:paragraph-rsid="002ed324" style:font-weight-asian="normal" style:font-weight-complex="normal"/>
    </style:style>
    <style:style style:name="P23" style:family="paragraph" style:parent-style-name="Standard" style:list-style-name="L4">
      <style:text-properties style:text-underline-style="none" fo:font-weight="normal" officeooo:rsid="002f2285" officeooo:paragraph-rsid="002f2285" style:font-weight-asian="normal" style:font-weight-complex="normal"/>
    </style:style>
    <style:style style:name="P24" style:family="paragraph" style:parent-style-name="Standard" style:list-style-name="L4">
      <style:text-properties style:text-underline-style="none" fo:font-weight="normal" officeooo:rsid="00322a86" officeooo:paragraph-rsid="00322a86" style:font-weight-asian="normal" style:font-weight-complex="normal"/>
    </style:style>
    <style:style style:name="P25" style:family="paragraph" style:parent-style-name="Standard" style:list-style-name="L4">
      <style:text-properties style:text-underline-style="none" fo:font-weight="normal" officeooo:rsid="003698e7" officeooo:paragraph-rsid="003698e7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381c30" officeooo:paragraph-rsid="00381c3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81c30" officeooo:paragraph-rsid="00381c3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9a5b1" officeooo:paragraph-rsid="0039a5b1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add8e" officeooo:paragraph-rsid="003add8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fa2e3" officeooo:paragraph-rsid="003fa2e3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656f6" officeooo:paragraph-rsid="004656f6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4b94ca" officeooo:paragraph-rsid="004b94c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d8e5e" officeooo:paragraph-rsid="004d8e5e" style:font-weight-asian="normal" style:font-weight-complex="normal"/>
    </style:style>
    <style:style style:name="P34" style:family="paragraph" style:parent-style-name="Standard" style:list-style-name="L5">
      <style:text-properties style:text-underline-style="none" fo:font-weight="normal" officeooo:rsid="004e077c" officeooo:paragraph-rsid="004e077c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f061b" officeooo:paragraph-rsid="004f061b" style:font-weight-asian="normal" style:font-weight-complex="normal"/>
    </style:style>
    <style:style style:name="P36" style:family="paragraph" style:parent-style-name="Standard" style:list-style-name="L5">
      <style:text-properties style:text-underline-style="none" fo:font-weight="normal" officeooo:rsid="00522d38" officeooo:paragraph-rsid="00522d38" style:font-weight-asian="normal" style:font-weight-complex="normal"/>
    </style:style>
    <style:style style:name="P37" style:family="paragraph" style:parent-style-name="Standard" style:list-style-name="L5">
      <style:text-properties style:text-underline-style="none" fo:font-weight="normal" officeooo:rsid="0054211e" officeooo:paragraph-rsid="0054211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561311" officeooo:paragraph-rsid="0058d2d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5a4f92" officeooo:paragraph-rsid="005a4f92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60fcb8" officeooo:paragraph-rsid="0060fcb8" style:font-weight-asian="normal" style:font-weight-complex="normal"/>
    </style:style>
    <style:style style:name="P41" style:family="paragraph" style:parent-style-name="Standard" style:list-style-name="L7">
      <style:text-properties style:text-underline-style="none" fo:font-weight="normal" officeooo:rsid="0060fcb8" officeooo:paragraph-rsid="0060fcb8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619e39" officeooo:paragraph-rsid="00619e3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63cf1a" officeooo:paragraph-rsid="0063cf1a" style:font-weight-asian="normal" style:font-weight-complex="normal"/>
    </style:style>
    <style:style style:name="P44" style:family="paragraph" style:parent-style-name="Standard" style:list-style-name="L8">
      <style:text-properties style:text-underline-style="none" fo:font-weight="normal" officeooo:rsid="0065c9ec" officeooo:paragraph-rsid="0065c9ec" style:font-weight-asian="normal" style:font-weight-complex="normal"/>
    </style:style>
    <style:style style:name="P45" style:family="paragraph" style:parent-style-name="Standard" style:list-style-name="L8">
      <style:text-properties style:text-underline-style="none" fo:font-weight="normal" officeooo:rsid="00667f1a" officeooo:paragraph-rsid="00667f1a" style:font-weight-asian="normal" style:font-weight-complex="normal"/>
    </style:style>
    <style:style style:name="P46" style:family="paragraph" style:parent-style-name="Standard" style:list-style-name="L8">
      <style:text-properties style:text-underline-style="none" fo:font-weight="normal" officeooo:rsid="00685697" officeooo:paragraph-rsid="0068569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685697" officeooo:paragraph-rsid="00685697" style:font-weight-asian="normal" style:font-weight-complex="normal"/>
    </style:style>
    <style:style style:name="P48" style:family="paragraph" style:parent-style-name="Text_20_body" style:list-style-name="L9"/>
    <style:style style:name="T1" style:family="text">
      <style:text-properties officeooo:rsid="001d3ba2"/>
    </style:style>
    <style:style style:name="T2" style:family="text">
      <style:text-properties officeooo:rsid="0020d08a"/>
    </style:style>
    <style:style style:name="T3" style:family="text">
      <style:text-properties officeooo:rsid="0024662b"/>
    </style:style>
    <style:style style:name="T4" style:family="text">
      <style:text-properties officeooo:rsid="002c971b"/>
    </style:style>
    <style:style style:name="T5" style:family="text">
      <style:text-properties officeooo:rsid="002e2e6c"/>
    </style:style>
    <style:style style:name="T6" style:family="text">
      <style:text-properties officeooo:rsid="002e6f5a"/>
    </style:style>
    <style:style style:name="T7" style:family="text">
      <style:text-properties officeooo:rsid="00308107"/>
    </style:style>
    <style:style style:name="T8" style:family="text">
      <style:text-properties officeooo:rsid="0031a52e"/>
    </style:style>
    <style:style style:name="T9" style:family="text">
      <style:text-properties officeooo:rsid="0033e099"/>
    </style:style>
    <style:style style:name="T10" style:family="text">
      <style:text-properties officeooo:rsid="00351aef"/>
    </style:style>
    <style:style style:name="T11" style:family="text">
      <style:text-properties officeooo:rsid="003906dc"/>
    </style:style>
    <style:style style:name="T12" style:family="text">
      <style:text-properties officeooo:rsid="003c9aa7"/>
    </style:style>
    <style:style style:name="T13" style:family="text">
      <style:text-properties officeooo:rsid="003e8d80"/>
    </style:style>
    <style:style style:name="T14" style:family="text">
      <style:text-properties officeooo:rsid="00407fe3"/>
    </style:style>
    <style:style style:name="T15" style:family="text">
      <style:text-properties officeooo:rsid="004103e3"/>
    </style:style>
    <style:style style:name="T16" style:family="text">
      <style:text-properties officeooo:rsid="0041bd75"/>
    </style:style>
    <style:style style:name="T17" style:family="text">
      <style:text-properties officeooo:rsid="0043b506"/>
    </style:style>
    <style:style style:name="T18" style:family="text">
      <style:text-properties officeooo:rsid="0044b0e2"/>
    </style:style>
    <style:style style:name="T19" style:family="text">
      <style:text-properties officeooo:rsid="004731dc"/>
    </style:style>
    <style:style style:name="T20" style:family="text">
      <style:text-properties officeooo:rsid="004811ca"/>
    </style:style>
    <style:style style:name="T21" style:family="text">
      <style:text-properties officeooo:rsid="0050706a"/>
    </style:style>
    <style:style style:name="T22" style:family="text">
      <style:text-properties officeooo:rsid="0053625f"/>
    </style:style>
    <style:style style:name="T23" style:family="text">
      <style:text-properties officeooo:rsid="00580e1f"/>
    </style:style>
    <style:style style:name="T24" style:family="text">
      <style:text-properties officeooo:rsid="005c4a1d"/>
    </style:style>
    <style:style style:name="T25" style:family="text">
      <style:text-properties officeooo:rsid="005d5dee"/>
    </style:style>
    <style:style style:name="T26" style:family="text">
      <style:text-properties officeooo:rsid="005de2fb"/>
    </style:style>
    <style:style style:name="T27" style:family="text">
      <style:text-properties officeooo:rsid="005e0553"/>
    </style:style>
    <style:style style:name="T28" style:family="text">
      <style:text-properties officeooo:rsid="005ed6bc"/>
    </style:style>
    <style:style style:name="T29" style:family="text">
      <style:text-properties officeooo:rsid="0065c9ec"/>
    </style:style>
    <style:style style:name="T30" style:family="text">
      <style:text-properties officeooo:rsid="006ade1a"/>
    </style:style>
    <style:style style:name="T31" style:family="text">
      <style:text-properties officeooo:rsid="006b06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9"/>
      <text:list text:style-name="L2">
        <text:list-item>
          <text:p text:style-name="P10">production grade container orchestration system. It’s similar to docker.</text:p>
        </text:list-item>
        <text:list-item>
          <text:p text:style-name="P11">Open source designed to automate, deploying and scaling and operation of containerized applications.</text:p>
        </text:list-item>
        <text:list-item>
          <text:p text:style-name="P11">Distributed system. Multiple machines are configured to form a cluster.</text:p>
        </text:list-item>
        <text:list-item>
          <text:p text:style-name="P11">Schedule containers to run on different machines</text:p>
        </text:list-item>
        <text:list-item>
          <text:p text:style-name="P11">Can Move containers as machines are added or removed.</text:p>
        </text:list-item>
        <text:list-item>
          <text:p text:style-name="P11">Can use different container run times, container run time agnostic, so can use different container run times. <text:span text:style-name="T1">This adapbility is due to its modular design.</text:span></text:p>
        </text:list-item>
        <text:list-item>
          <text:p text:style-name="P12">Uses declarative configuration for everything to abstract everything.</text:p>
        </text:list-item>
        <text:list-item>
          <text:p text:style-name="P12">Allows us to quickly deploy containers, wire up networking and scale and expose services to the real world</text:p>
        </text:list-item>
        <text:list-item>
          <text:p text:style-name="P13">Can move containers from failing machines to running machines, thus saving the container. <text:span text:style-name="T2">Thus automatically recover from machine failures in the cluster.</text:span></text:p>
        </text:list-item>
        <text:list-item>
          <text:p text:style-name="P14">Built in support for machine maintence.</text:p>
        </text:list-item>
        <text:list-item>
          <text:p text:style-name="P14">Multiple clusters can join up and form a federation <text:span text:style-name="T3">this is beneficial for reduncancy, as in if one cluster dies, containers will automatically migrate to the other cluster</text:span></text:p>
        </text:list-item>
        <text:list-item>
          <text:p text:style-name="P15">Automated deployment and rollback features</text:p>
        </text:list-item>
        <text:list-item>
          <text:p text:style-name="P15">Seamless horizontal scaling</text:p>
        </text:list-item>
        <text:list-item>
          <text:p text:style-name="P15">Secret management</text:p>
        </text:list-item>
        <text:list-item>
          <text:p text:style-name="P15">service discovery and load balance</text:p>
        </text:list-item>
        <text:list-item>
          <text:p text:style-name="P15">Linux and windows container support</text:p>
        </text:list-item>
        <text:list-item>
          <text:p text:style-name="P15">simple log collection</text:p>
        </text:list-item>
        <text:list-item>
          <text:p text:style-name="P16">Stateful application support</text:p>
        </text:list-item>
        <text:list-item>
          <text:p text:style-name="P16">Persistent volume management</text:p>
        </text:list-item>
        <text:list-item>
          <text:p text:style-name="P16">CPU and memory quotas</text:p>
        </text:list-item>
        <text:list-item>
          <text:p text:style-name="P16">Batch job processing</text:p>
        </text:list-item>
        <text:list-item>
          <text:p text:style-name="P16">Role-base access control</text:p>
        </text:list-item>
        <text:list-item>
          <text:p text:style-name="P17">Similar to docker swarm</text:p>
        </text:list-item>
      </text:list>
      <text:p text:style-name="P18"/>
      <text:p text:style-name="P2">Deploying kubernetes</text:p>
      <text:p text:style-name="P2"/>
      <text:list text:style-name="L3">
        <text:list-item>
          <text:p text:style-name="P20">To support linux containers you need Linux nodes running in the cluster. If you want windows containers you also need Windows nodes running in the cluster.</text:p>
        </text:list-item>
      </text:list>
      <text:p text:style-name="P19"/>
      <text:p text:style-name="P3">Kubernetes architecture</text:p>
      <text:p text:style-name="P3"/>
      <text:list xml:id="list2493076808" text:style-name="L4">
        <text:list-item>
          <text:p text:style-name="P21">Kubernetes introduces its own dialiect to the orchestration space</text:p>
        </text:list-item>
        <text:list-item>
          <text:p text:style-name="P21">Clusters are composed of nodes. The term cluster refers to all the machines collectively and can be thought of one monolithic system. <text:span text:style-name="T4">Nodes are machines in the cluster. </text:span><text:span text:style-name="T5">A node can be a VM or a physical machine. </text:span><text:span text:style-name="T6">Nodes are categorized as workers or master nodes.</text:span></text:p>
        </text:list-item>
        <text:list-item>
          <text:p text:style-name="P22">Worker nodes include software to run containers managed by the kubernetes control plane</text:p>
        </text:list-item>
        <text:list-item>
          <text:p text:style-name="P22">Master nodes run the control plane. The control plane is a set of APIs and software that kubernetes users interact with. These APIs are referred to as master components.</text:p>
        </text:list-item>
        <text:list-item>
          <text:p text:style-name="P23">The control plane schedules containers onto nodes.<text:span text:style-name="T7">Scheduling decisions consider required CPU and other factors. </text:span><text:span text:style-name="T8">Scheduling refers to the decision process of placing containers onto nodes.</text:span></text:p>
        </text:list-item>
        <text:list-item>
          <text:p text:style-name="P24">Pods are a term used to describe a group of containers, containers are grouped into pods. Thus a pod has one or more containers. All containers inside a pod run on the same node. <text:span text:style-name="T9">Pods are the smallest building block in kubernetes. </text:span><text:span text:style-name="T10">More complex and useful abstractions built on top of pods.</text:span></text:p>
        </text:list-item>
        <text:list-item>
          <text:p text:style-name="P25"><text:soft-page-break/>Services define networking rules for exposing groups of pods to other pods or to the internet.</text:p>
        </text:list-item>
        <text:list-item>
          <text:p text:style-name="P26">Deployments are used to manage deploying configuration changes to running pods. <text:span text:style-name="T11">As well as used for horizontal scaling.</text:span></text:p>
        </text:list-item>
      </text:list>
      <text:p text:style-name="P27"/>
      <text:p text:style-name="P4">Interacting with Kubernete clusters</text:p>
      <text:p text:style-name="P4"/>
      <text:p text:style-name="P28">The way you retrieve and modify state information in the cluster is by sending requests to the API server. The API server is the mater component that acts as a front end for the cluster.</text:p>
      <text:p text:style-name="P28"/>
      <text:p text:style-name="P29">The first method of interacting directly with kubernetes is through REST API. <text:span text:style-name="T12">It is possible but not common to work directly with the API server. </text:span><text:span text:style-name="T13">However the use case arises when using a programming language with no client library for kubernetes.</text:span></text:p>
      <text:p text:style-name="P29"/>
      <text:p text:style-name="P30">The second method of interacting with kubernetes is through client libraries. <text:span text:style-name="T14">Which handle authenticating managing individual REST API requests and responses. </text:span><text:span text:style-name="T15">Kubernetes maintains official client librarie</text:span><text:span text:style-name="T16">s for various languges. </text:span><text:span text:style-name="T17">And has community created client libraries as well </text:span><text:span text:style-name="T18">for langauges which are not officially supported</text:span></text:p>
      <text:p text:style-name="P30"/>
      <text:p text:style-name="P31">The third way is working with the command line tool: kubectl. <text:span text:style-name="T19">We can issue high level commands that are translated into Rest api calls. </text:span><text:span text:style-name="T20">Works with local and remote clusters.</text:span></text:p>
      <text:p text:style-name="P31"/>
      <text:list xml:id="list1066853175" text:style-name="L5">
        <text:list-item>
          <text:p text:style-name="P32">Kubectl create – to create resources such as pods, services etc.</text:p>
        </text:list-item>
        <text:list-item>
          <text:p text:style-name="P34">Kubectl delete – delete resources.</text:p>
        </text:list-item>
        <text:list-item>
          <text:p text:style-name="P36">Kubectl get – get a list of resources of a given type such as get pods.</text:p>
        </text:list-item>
        <text:list-item>
          <text:p text:style-name="P36">Kubectl describe – print detailed info about a resource. <text:span text:style-name="T22">Such as describe pod server , which gives information about the pod named server.</text:span></text:p>
        </text:list-item>
        <text:list-item>
          <text:p text:style-name="P37">Kubectl logs – to print container logs</text:p>
        </text:list-item>
      </text:list>
      <text:p text:style-name="P33"/>
      <text:p text:style-name="P35">When issuing commands, we are sending them to the API master <text:span text:style-name="T21">node </text:span>server which acts as the front end to the cluster. Which then manages the nodes running pods.</text:p>
      <text:p text:style-name="P35"/>
      <text:p text:style-name="P38">The fourth way is <text:s/><text:span text:style-name="T23">interacting </text:span>through the web interface <text:span text:style-name="T23">dashboard</text:span>.</text:p>
      <text:p text:style-name="P38"/>
      <text:p text:style-name="P38"/>
      <text:p text:style-name="P5">Pods</text:p>
      <text:p text:style-name="P5"/>
      <text:p text:style-name="P39">Pods are the basic building block in kubernetes. <text:span text:style-name="T24">Pods contain one or more containers. </text:span><text:span text:style-name="T25">Pod containers all share a container network. </text:span><text:span text:style-name="T26">That allows pods to communicate with each other. </text:span><text:span text:style-name="T27">Regardless of the node the pods are running on. </text:span><text:span text:style-name="T28">Each pod gets a single IP address. One IP address per pod.</text:span></text:p>
      <text:p text:style-name="P39"/>
      <text:p text:style-name="P6">Pod declaration:</text:p>
      <text:list text:style-name="L7">
        <text:list-item>
          <text:p text:style-name="P41">Container image</text:p>
        </text:list-item>
        <text:list-item>
          <text:p text:style-name="P41">Container ports</text:p>
        </text:list-item>
        <text:list-item>
          <text:p text:style-name="P41">Container restart policy</text:p>
        </text:list-item>
        <text:list-item>
          <text:p text:style-name="P41">Resource limits</text:p>
        </text:list-item>
      </text:list>
      <text:p text:style-name="P40"/>
      <text:p text:style-name="P42">All the desired properties are written in Manifest files. Where we declare desired properties and can describe all kinds of resources.</text:p>
      <text:p text:style-name="P42"/>
      <text:p text:style-name="P7">Manifests in action</text:p>
      <text:p text:style-name="P43"><text:soft-page-break/>kubctl create – sends manifest Kubernetes API server. <text:span text:style-name="T29">The API server does the following for pod manifests:</text:span></text:p>
      <text:list text:style-name="L8">
        <text:list-item>
          <text:p text:style-name="P44">select a node with sufficient resources</text:p>
        </text:list-item>
        <text:list-item>
          <text:p text:style-name="P45">schedule pod onto node</text:p>
        </text:list-item>
        <text:list-item>
          <text:p text:style-name="P46">node pulls Pod’s container image</text:p>
        </text:list-item>
        <text:list-item>
          <text:p text:style-name="P46">and then starts Pod’s container.</text:p>
        </text:list-item>
      </text:list>
      <text:p text:style-name="P47"/>
      <text:p text:style-name="P8">Why use manifests</text:p>
      <text:p text:style-name="P8"/>
      <text:list text:style-name="L9">
        <text:list-item>
          <text:p text:style-name="P48">can check into a source control system to track history and rollback when required. Also makes it easier to share work. <text:span text:style-name="T30">And easier to work with manifests. </text:span><text:span text:style-name="T31">Compared to string a sequence of commands. I would guess they are the equivalent to docker files in a way. But for describing any resource, not just pods ( being groups of containers)</text:span>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9:16:21.717882187</meta:creation-date>
    <dc:date>2023-05-01T20:22:39.250053165</dc:date>
    <meta:editing-duration>PT1H5M43S</meta:editing-duration>
    <meta:editing-cycles>71</meta:editing-cycles>
    <meta:generator>LibreOffice/7.4.5.1$Linux_X86_64 LibreOffice_project/40$Build-1</meta:generator>
    <meta:document-statistic meta:table-count="0" meta:image-count="0" meta:object-count="0" meta:page-count="3" meta:paragraph-count="63" meta:word-count="918" meta:character-count="5536" meta:non-whitespace-character-count="4720"/>
  </office:meta>
</office:document-meta>
</file>